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irst known prime found to exceed one million digits was discovered in 1999, and is a Mersenne prime of the form 2<text:span text:style-name="T2">6972593</text:span>−1; it contains exactly 2,098,960 digits. Subsequently other Mersenne primes, of the form 2<text:span text:style-name="T3">p</text:span>−1, have been found which contain more digits.</text:p>
      <text:p text:style-name="P1">However, in 2004 there was found a massive non-Mersenne prime which contains 2,357,207 digits: 28433×2<text:span text:style-name="T2">7830457</text:span>+1.</text:p>
      <text:p text:style-name="P1">Find the last ten digits of this prime numbe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8T10:47:26.869000000</dc:date>
    <meta:editing-duration>PT1H57M43S</meta:editing-duration>
    <meta:editing-cycles>28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3" meta:word-count="67" meta:character-count="421" meta:non-whitespace-character-count="357"/>
  </office:meta>
</office:document-meta>
</file>